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pitch="variable"/>
    <style:font-face style:name="Arial Narrow1" svg:font-family="'Arial Narrow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" svg:font-family="Segoe" style:font-pitch="variable"/>
    <style:font-face style:name="Segoe UI" svg:font-family="'Segoe UI'" style:font-family-generic="system" style:font-pitch="variable"/>
    <style:font-face style:name="Segoe1" svg:font-family="Sego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99" draw:opacity="50%" draw:shadow="visible" draw:shadow-offset-x="0.318cm" draw:shadow-offset-y="0.318cm" draw:shadow-color="#757575" draw:shadow-opacity="100%"/>
    </style:style>
    <style:style style:name="gr2" style:family="graphic" style:parent-style-name="standard">
      <style:graphic-properties draw:stroke="solid" svg:stroke-width="0.008cm" svg:stroke-color="#80808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0.595cm" fo:min-width="2.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ccffff" draw:opacity="50%" draw:shadow="visible" draw:shadow-offset-x="0.318cm" draw:shadow-offset-y="0.318cm" draw:shadow-color="#757575" draw:shadow-opacity="100%"/>
    </style:style>
    <style:style style:name="gr5" style:family="graphic" style:parent-style-name="standard">
      <style:graphic-properties draw:stroke="none" draw:fill="none" draw:textarea-vertical-align="middle" fo:min-height="0.833cm" fo:min-width="2.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f99cc" draw:opacity="50%" draw:shadow="visible" draw:shadow-offset-x="0.318cm" draw:shadow-offset-y="0.318cm" draw:shadow-color="#757575" draw:shadow-opacity="100%"/>
    </style:style>
    <style:style style:name="gr7" style:family="graphic" style:parent-style-name="standard">
      <style:graphic-properties draw:stroke="none" draw:fill="none" draw:textarea-vertical-align="middle" fo:min-height="0.508cm" fo:min-width="2.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cc99ff" draw:opacity="50%" draw:shadow="visible" draw:shadow-offset-x="0.318cm" draw:shadow-offset-y="0.318cm" draw:shadow-color="#757575" draw:shadow-opacity="100%"/>
    </style:style>
    <style:style style:name="gr9" style:family="graphic" style:parent-style-name="standard">
      <style:graphic-properties draw:stroke="none" draw:fill="none" draw:textarea-vertical-align="middle" fo:min-height="0.575cm" fo:min-width="2.5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fcc99" draw:opacity="50%" draw:shadow="visible" draw:shadow-offset-x="0.318cm" draw:shadow-offset-y="0.318cm" draw:shadow-color="#757575" draw:shadow-opacity="100%"/>
    </style:style>
    <style:style style:name="gr11" style:family="graphic" style:parent-style-name="standard">
      <style:graphic-properties draw:stroke="none" draw:fill="none" draw:textarea-vertical-align="middle" fo:min-height="0.574cm" fo:min-width="2.5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ccffcc" draw:opacity="50%" draw:shadow="visible" draw:shadow-offset-x="0.318cm" draw:shadow-offset-y="0.318cm" draw:shadow-color="#757575" draw:shadow-opacity="100%"/>
    </style:style>
    <style:style style:name="gr13" style:family="graphic" style:parent-style-name="standard">
      <style:graphic-properties draw:stroke="none" draw:fill="none" draw:textarea-vertical-align="top" fo:min-height="0.515cm" fo:min-width="2.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1.524cm" fo:min-width="2.5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shadow="hidden"/>
    </style:style>
    <style:style style:name="gr16" style:family="graphic" style:parent-style-name="standard">
      <style:graphic-properties draw:stroke="solid" svg:stroke-width="0.008cm" svg:stroke-color="#0000ff" svg:stroke-opacity="100%" draw:stroke-linejoin="round" svg:stroke-linecap="round" draw:fill="none" fo:padding-top="0.129cm" fo:padding-bottom="0.129cm" fo:padding-left="0.254cm" fo:padding-right="0.254cm"/>
    </style:style>
    <style:style style:name="gr17" style:family="graphic" style:parent-style-name="standard">
      <style:graphic-properties draw:stroke="none" draw:fill="solid" draw:fill-color="#99ccff" draw:opacity="50%" draw:shadow="visible" draw:shadow-offset-x="0.318cm" draw:shadow-offset-y="0.318cm" draw:shadow-color="#757575" draw:shadow-opacity="100%"/>
    </style:style>
    <style:style style:name="gr18" style:family="graphic" style:parent-style-name="standard">
      <style:graphic-properties draw:stroke="none" draw:fill="none" draw:textarea-vertical-align="middle" fo:min-height="0.388cm" fo:min-width="2.5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gradient" draw:fill-gradient-name="Gradient_5f_0" draw:shadow="hidden"/>
    </style:style>
    <style:style style:name="gr20" style:family="graphic" style:parent-style-name="standard">
      <style:graphic-properties draw:stroke="solid" svg:stroke-width="0.025cm" svg:stroke-color="#ffffff" svg:stroke-opacity="100%" draw:stroke-linejoin="round" svg:stroke-linecap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none" draw:fill="solid" draw:fill-color="#ff0000" draw:shadow="hidden"/>
    </style:style>
    <style:style style:name="gr2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23" style:family="graphic" style:parent-style-name="standard">
      <style:graphic-properties draw:stroke="none" draw:fill="gradient" draw:fill-gradient-name="Gradient_5f_1" draw:shadow="hidden"/>
    </style:style>
    <style:style style:name="gr2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gradient" draw:fill-gradient-name="Gradient_5f_2" draw:shadow="hidden"/>
    </style:style>
    <style:style style:name="gr27" style:family="graphic" style:parent-style-name="standard">
      <style:graphic-properties draw:stroke="solid" svg:stroke-width="0.004cm" svg:stroke-color="#000000" svg:stroke-opacity="100%" draw:stroke-linejoin="round" svg:stroke-linecap="round" draw:fill="none" fo:padding-top="0.127cm" fo:padding-bottom="0.127cm" fo:padding-left="0.252cm" fo:padding-right="0.252cm"/>
    </style:style>
    <style:style style:name="gr28" style:family="graphic" style:parent-style-name="standard">
      <style:graphic-properties draw:stroke="none" draw:fill="solid" draw:fill-color="#005a80" draw:shadow="hidden"/>
    </style:style>
    <style:style style:name="gr29" style:family="graphic" style:parent-style-name="standard">
      <style:graphic-properties draw:stroke="none" draw:fill="solid" draw:fill-color="#00b4ff" draw:shadow="hidden"/>
    </style:style>
    <style:style style:name="gr30" style:family="graphic" style:parent-style-name="standard">
      <style:graphic-properties draw:stroke="none" draw:fill="solid" draw:fill-color="#000000" draw:shadow="hidden"/>
    </style:style>
    <style:style style:name="gr31" style:family="graphic" style:parent-style-name="standard">
      <style:graphic-properties draw:stroke="none" draw:fill="solid" draw:fill-color="#dcd2b8" draw:shadow="hidden"/>
    </style:style>
    <style:style style:name="gr32" style:family="graphic" style:parent-style-name="standard">
      <style:graphic-properties draw:stroke="none" draw:fill="gradient" draw:fill-gradient-name="Gradient_5f_3" draw:shadow="hidden"/>
    </style:style>
    <style:style style:name="gr33" style:family="graphic" style:parent-style-name="standard">
      <style:graphic-properties draw:stroke="solid" svg:stroke-width="0.013cm" svg:stroke-color="#e7e4cd" svg:stroke-opacity="100%" draw:stroke-linejoin="round" svg:stroke-linecap="round" draw:fill="none" fo:padding-top="0.131cm" fo:padding-bottom="0.131cm" fo:padding-left="0.256cm" fo:padding-right="0.256cm"/>
    </style:style>
    <style:style style:name="gr34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/>
    </style:style>
    <style:style style:name="gr35" style:family="graphic" style:parent-style-name="standard">
      <style:graphic-properties draw:stroke="none" draw:fill="gradient" draw:fill-gradient-name="Gradient_5f_4" draw:shadow="hidden"/>
    </style:style>
    <style:style style:name="gr36" style:family="graphic" style:parent-style-name="standard">
      <style:graphic-properties draw:stroke="none" draw:fill="gradient" draw:fill-gradient-name="Gradient_5f_5" draw:shadow="hidden"/>
    </style:style>
    <style:style style:name="gr37" style:family="graphic" style:parent-style-name="standard">
      <style:graphic-properties draw:stroke="solid" svg:stroke-width="0.053cm" svg:stroke-color="#c8cdd2" svg:stroke-opacity="100%" draw:stroke-linejoin="round" svg:stroke-linecap="round" draw:fill="none" fo:padding-top="0.151cm" fo:padding-bottom="0.151cm" fo:padding-left="0.276cm" fo:padding-right="0.276cm"/>
    </style:style>
    <style:style style:name="gr38" style:family="graphic" style:parent-style-name="standard">
      <style:graphic-properties draw:stroke="none" draw:fill="solid" draw:fill-color="#008650" draw:shadow="hidden"/>
    </style:style>
    <style:style style:name="gr39" style:family="graphic" style:parent-style-name="standard">
      <style:graphic-properties draw:stroke="none" draw:fill="solid" draw:fill-color="#23996c" draw:shadow="hidden"/>
    </style:style>
    <style:style style:name="gr40" style:family="graphic" style:parent-style-name="standard">
      <style:graphic-properties draw:stroke="none" draw:fill="solid" draw:fill-color="#b6decf" draw:shadow="hidden"/>
    </style:style>
    <style:style style:name="gr41" style:family="graphic" style:parent-style-name="standard">
      <style:graphic-properties draw:stroke="none" draw:fill="solid" draw:fill-color="#00763a" draw:shadow="hidden"/>
    </style:style>
    <style:style style:name="gr42" style:family="graphic" style:parent-style-name="standard">
      <style:graphic-properties draw:stroke="none" draw:fill="none" draw:textarea-vertical-align="middle" fo:min-height="0.483cm" fo:min-width="2.5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99" draw:opacity="5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ccffff" draw:opacity="50%"/>
    </style:style>
    <style:style style:name="P5" style:family="paragraph">
      <loext:graphic-properties draw:fill="solid" draw:fill-color="#ff99cc" draw:opacity="50%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solid" draw:fill-color="#cc99ff" draw:opacity="50%"/>
    </style:style>
    <style:style style:name="P8" style:family="paragraph">
      <loext:graphic-properties draw:fill="solid" draw:fill-color="#ffcc99" draw:opacity="50%"/>
    </style:style>
    <style:style style:name="P9" style:family="paragraph">
      <loext:graphic-properties draw:fill="solid" draw:fill-color="#ccffcc" draw:opacity="50%"/>
    </style:style>
    <style:style style:name="P10" style:family="paragraph">
      <style:paragraph-properties fo:margin-left="0cm" fo:margin-right="0cm" fo:margin-top="0cm" fo:margin-bottom="0.141cm" fo:line-height="120%" fo:text-align="start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99ccff" draw:opacity="50%"/>
    </style:style>
    <style:style style:name="P13" style:family="paragraph">
      <loext:graphic-properties draw:fill="gradient" draw:fill-gradient-name="Gradient_5f_0"/>
    </style:style>
    <style:style style:name="P14" style:family="paragraph">
      <loext:graphic-properties draw:fill="solid" draw:fill-color="#ff0000"/>
    </style:style>
    <style:style style:name="P15" style:family="paragraph">
      <loext:graphic-properties draw:fill="gradient" draw:fill-gradient-name="Gradient_5f_1"/>
    </style:style>
    <style:style style:name="P16" style:family="paragraph">
      <loext:graphic-properties draw:fill="gradient" draw:fill-gradient-name="Gradient_5f_2"/>
    </style:style>
    <style:style style:name="P17" style:family="paragraph">
      <loext:graphic-properties draw:fill="solid" draw:fill-color="#005a80"/>
    </style:style>
    <style:style style:name="P18" style:family="paragraph">
      <loext:graphic-properties draw:fill="solid" draw:fill-color="#00b4ff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solid" draw:fill-color="#dcd2b8"/>
    </style:style>
    <style:style style:name="P21" style:family="paragraph">
      <loext:graphic-properties draw:fill="gradient" draw:fill-gradient-name="Gradient_5f_3"/>
    </style:style>
    <style:style style:name="P22" style:family="paragraph">
      <loext:graphic-properties draw:fill="gradient" draw:fill-gradient-name="Gradient_5f_4"/>
    </style:style>
    <style:style style:name="P23" style:family="paragraph">
      <loext:graphic-properties draw:fill="gradient" draw:fill-gradient-name="Gradient_5f_5"/>
    </style:style>
    <style:style style:name="P24" style:family="paragraph">
      <loext:graphic-properties draw:fill="solid" draw:fill-color="#008650"/>
    </style:style>
    <style:style style:name="P25" style:family="paragraph">
      <loext:graphic-properties draw:fill="solid" draw:fill-color="#23996c"/>
    </style:style>
    <style:style style:name="P26" style:family="paragraph">
      <loext:graphic-properties draw:fill="solid" draw:fill-color="#b6decf"/>
    </style:style>
    <style:style style:name="P27" style:family="paragraph">
      <loext:graphic-properties draw:fill="solid" draw:fill-color="#00763a"/>
    </style:style>
    <style:style style:name="T1" style:family="text">
      <style:text-properties fo:color="#808080" loext:opacity="100%" style:font-name="Arial Narrow1" fo:font-size="10pt" fo:font-style="italic" style:font-name-asian="Arial Narrow1" style:font-size-asian="10pt" style:font-style-asian="italic" style:font-name-complex="Arial Narrow1" style:font-size-complex="10pt" style:font-style-complex="italic"/>
    </style:style>
    <style:style style:name="T2" style:family="text">
      <style:text-properties fo:color="#0000ff" loext:opacity="100%" style:font-name="Segoe1" fo:font-size="10pt" fo:font-weight="bold" style:font-name-asian="Segoe1" style:font-size-asian="10pt" style:font-weight-asian="bold" style:font-name-complex="Segoe1" style:font-size-complex="10pt" style:font-weight-complex="bold"/>
    </style:style>
    <style:style style:name="T3" style:family="text">
      <style:text-properties fo:color="#0000ff" loext:opacity="100%" style:font-name="Arial Narrow1" fo:font-size="6pt" style:font-name-asian="Arial Narrow1" style:font-size-asian="6pt" style:font-name-complex="Arial Narrow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verall Logical" draw:style-name="dp1" draw:master-page-name="PM0">
        <draw:g>
          <draw:g>
            <draw:polygon draw:style-name="gr1" draw:text-style-name="P1" draw:layer="layout" svg:width="5.832cm" svg:height="6.042cm" svg:x="1.28cm" svg:y="8.558cm" svg:viewBox="0 0 5833 6043" draw:points="1268,0 0,737 0,5983 0,6043 2,6043 5755,2690 5833,2643 1259,14">
              <text:p/>
            </draw:polygon>
            <draw:polygon draw:style-name="gr2" draw:text-style-name="P2" draw:layer="layout" svg:width="5.832cm" svg:height="6.042cm" svg:x="1.28cm" svg:y="8.558cm" svg:viewBox="0 0 5833 6043" draw:points="1268,0 0,737 0,5983 0,6043 2,6043 5755,2690 5833,2643 1259,14">
              <text:p/>
            </draw:polygon>
          </draw:g>
          <draw:frame draw:style-name="gr3" draw:text-style-name="P2" draw:layer="layout" svg:width="4.634cm" svg:height="0.595cm" draw:transform="rotate (0.523598775598299) translate (1.974cm 13.628cm)">
            <draw:text-box>
              <text:p text:style-name="P3"><text:span text:style-name="T1">Cloud 1</text:span></text:p>
            </draw:text-box>
          </draw:frame>
        </draw:g>
        <draw:g>
          <draw:g>
            <draw:polygon draw:style-name="gr4" draw:text-style-name="P4" draw:layer="layout" svg:width="17.048cm" svg:height="9.681cm" svg:x="1.448cm" svg:y="10.019cm" svg:viewBox="0 0 17049 9682" draw:points="0,4823 8494,9682 17049,4881 8595,0">
              <text:p/>
            </draw:polygon>
            <draw:polygon draw:style-name="gr2" draw:text-style-name="P2" draw:layer="layout" svg:width="17.048cm" svg:height="9.681cm" svg:x="1.448cm" svg:y="10.019cm" svg:viewBox="0 0 17049 9682" draw:points="0,4823 8494,9682 17049,4881 8595,0">
              <text:p/>
            </draw:polygon>
          </draw:g>
          <draw:frame draw:style-name="gr5" draw:text-style-name="P2" draw:layer="layout" svg:width="14.792cm" svg:height="0.833cm" draw:transform="rotate (0.523598775598299) translate (7.366cm 20.483cm)">
            <draw:text-box>
              <text:p text:style-name="P3"><text:span text:style-name="T1">EX: Perimeter</text:span></text:p>
            </draw:text-box>
          </draw:frame>
        </draw:g>
        <draw:g>
          <draw:g>
            <draw:polygon draw:style-name="gr6" draw:text-style-name="P5" draw:layer="layout" svg:width="10.458cm" svg:height="6.008cm" svg:x="16.255cm" svg:y="2.286cm" svg:viewBox="0 0 10459 6009" draw:points="0,0 10392,6009 10459,2889 5588,0">
              <text:p/>
            </draw:polygon>
            <draw:polygon draw:style-name="gr2" draw:text-style-name="P2" draw:layer="layout" svg:width="10.458cm" svg:height="6.008cm" svg:x="16.255cm" svg:y="2.286cm" svg:viewBox="0 0 10459 6009" draw:points="0,0 10392,6009 10459,2889 5588,0">
              <text:p/>
            </draw:polygon>
          </draw:g>
          <draw:frame draw:style-name="gr7" draw:text-style-name="P2" draw:layer="layout" svg:width="4.318cm" svg:height="0.508cm" svg:x="17.525cm" svg:y="2.286cm">
            <draw:text-box>
              <text:p text:style-name="P6"><text:span text:style-name="T1">Storage</text:span></text:p>
            </draw:text-box>
          </draw:frame>
        </draw:g>
        <draw:g>
          <draw:g>
            <draw:polygon draw:style-name="gr8" draw:text-style-name="P7" draw:layer="layout" svg:width="17.936cm" svg:height="9.708cm" svg:x="5.322cm" svg:y="2.286cm" svg:viewBox="0 0 17937 9709" draw:points="0,4624 8764,9709 17937,4412 10426,0 8140,0">
              <text:p/>
            </draw:polygon>
            <draw:polygon draw:style-name="gr2" draw:text-style-name="P2" draw:layer="layout" svg:width="17.936cm" svg:height="9.708cm" svg:x="5.322cm" svg:y="2.286cm" svg:viewBox="0 0 17937 9709" draw:points="0,4624 8764,9709 17937,4412 10426,0 8140,0">
              <text:p/>
            </draw:polygon>
          </draw:g>
          <draw:frame draw:style-name="gr9" draw:text-style-name="P2" draw:layer="layout" svg:width="10.129cm" svg:height="0.575cm" draw:transform="rotate (0.523598775598299) translate (13.973cm 11.469cm)">
            <draw:text-box>
              <text:p text:style-name="P3"><text:span text:style-name="T1">Internal</text:span></text:p>
            </draw:text-box>
          </draw:frame>
        </draw:g>
        <draw:g>
          <draw:g>
            <draw:polygon draw:style-name="gr10" draw:text-style-name="P8" draw:layer="layout" svg:width="12.22cm" svg:height="9.281cm" svg:x="14.425cm" svg:y="6.878cm" svg:viewBox="0 0 12221 9282" draw:points="0,5358 6860,9282 12208,6156 12221,1778 9172,0">
              <text:p/>
            </draw:polygon>
            <draw:polygon draw:style-name="gr2" draw:text-style-name="P2" draw:layer="layout" svg:width="12.22cm" svg:height="9.281cm" svg:x="14.425cm" svg:y="6.878cm" svg:viewBox="0 0 12221 9282" draw:points="0,5358 6860,9282 12208,6156 12221,1778 9172,0">
              <text:p/>
            </draw:polygon>
          </draw:g>
          <draw:frame draw:style-name="gr11" draw:text-style-name="P2" draw:layer="layout" svg:width="6.23cm" svg:height="0.574cm" draw:transform="rotate (0.523598775598299) translate (21.037cm 15.749cm)">
            <draw:text-box>
              <text:p text:style-name="P3"><text:span text:style-name="T1">Internal Data</text:span></text:p>
            </draw:text-box>
          </draw:frame>
        </draw:g>
        <draw:g>
          <draw:g>
            <draw:polygon draw:style-name="gr12" draw:text-style-name="P9" draw:layer="layout" svg:width="8.507cm" svg:height="4.911cm" svg:x="1.269cm" svg:y="15.046cm" svg:viewBox="0 0 8508 4912" draw:points="0,3113 3047,4912 8508,4912 0,0">
              <text:p/>
            </draw:polygon>
            <draw:polygon draw:style-name="gr2" draw:text-style-name="P2" draw:layer="layout" svg:width="8.507cm" svg:height="4.911cm" svg:x="1.269cm" svg:y="15.046cm" svg:viewBox="0 0 8508 4912" draw:points="0,3113 3047,4912 8508,4912 0,0">
              <text:p/>
            </draw:polygon>
          </draw:g>
          <draw:frame draw:style-name="gr13" draw:text-style-name="P2" draw:layer="layout" svg:width="4.654cm" svg:height="0.515cm" svg:x="4.744cm" svg:y="19.551cm">
            <draw:text-box>
              <text:p text:style-name="P3"><text:span text:style-name="T1">EX: Border</text:span></text:p>
            </draw:text-box>
          </draw:frame>
        </draw:g>
        <draw:frame draw:style-name="gr14" draw:text-style-name="P2" draw:layer="layout" svg:width="11.38cm" svg:height="1.524cm" svg:x="0.635cm" svg:y="0.686cm">
          <draw:text-box>
            <text:p text:style-name="P10"><text:span text:style-name="T2">Blank Template</text:span></text:p>
            <text:p text:style-name="P10"><text:span text:style-name="T2">Logical Architecture</text:span></text:p>
          </draw:text-box>
        </draw:frame>
        <draw:g>
          <draw:path draw:style-name="gr15" draw:text-style-name="P11" draw:layer="layout" svg:width="2.921cm" svg:height="5.436cm" svg:x="24.13cm" svg:y="15.138cm" svg:viewBox="0 0 2922 5437" svg:d="M2604 5437h1c56 0 110-15 158-42 49-28 89-68 117-117 27-48 42-102 42-158v-4803c0-56-15-110-42-158-28-49-68-89-117-117-48-27-102-42-158-42h-1-2287c-56 0-110 15-158 42-49 28-89 68-117 117-27 48-42 102-42 158v4803c0 56 15 110 42 158 28 49 68 89 117 117 48 27 102 42 158 42z">
            <text:p/>
          </draw:path>
          <draw:path draw:style-name="gr16" draw:text-style-name="P2" draw:layer="layout" svg:width="2.921cm" svg:height="5.436cm" svg:x="24.13cm" svg:y="15.138cm" svg:viewBox="0 0 2922 5437" svg:d="M2604 5437h1c56 0 110-15 158-42 49-28 89-68 117-117 27-48 42-102 42-158v-4803c0-56-15-110-42-158-28-49-68-89-117-117-48-27-102-42-158-42h-1-2287c-56 0-110 15-158 42-49 28-89 68-117 117-27 48-42 102-42 158v4803c0 56 15 110 42 158 28 49 68 89 117 117 48 27 102 42 158 42z">
            <text:p/>
          </draw:path>
        </draw:g>
        <draw:g>
          <draw:g>
            <draw:path draw:style-name="gr17" draw:text-style-name="P12" draw:layer="layout" svg:width="10.63cm" svg:height="4.844cm" svg:x="10.411cm" svg:y="15.095cm" svg:viewBox="0 0 10631 4845" svg:d="M4320 4845l6255-3597-2161-1248-8414 4839 10 6zM10624 1220l7-4-2-4z">
              <text:p/>
            </draw:path>
            <draw:path draw:style-name="gr2" draw:text-style-name="P2" draw:layer="layout" svg:width="10.63cm" svg:height="4.844cm" svg:x="10.411cm" svg:y="15.095cm" svg:viewBox="0 0 10631 4845" svg:d="M4320 4845l6255-3597-2161-1248-8414 4839 10 6zM10624 1220l7-4-2-4z">
              <text:p/>
            </draw:path>
          </draw:g>
          <draw:frame draw:style-name="gr18" draw:text-style-name="P2" draw:layer="layout" svg:width="2.405cm" svg:height="0.975cm" draw:transform="rotate (0.523598775598299) translate (16.11cm 18.333cm)">
            <draw:text-box>
              <text:p text:style-name="P3"><text:span text:style-name="T1">EX: Corporate Clients</text:span></text:p>
            </draw:text-box>
          </draw:frame>
        </draw:g>
        <draw:g>
          <draw:path draw:style-name="gr19" draw:text-style-name="P13" draw:layer="layout" svg:width="0.746cm" svg:height="0.448cm" svg:x="24.353cm" svg:y="16.69cm" svg:viewBox="0 0 747 449" svg:d="M747 225v-1c0 40-17 79-50 113s-80 62-137 82-121 30-186 30c-66 0-130-10-187-30s-104-48-137-82-50-73-50-113c0-39 17-78 50-112s80-62 137-82c56-20 120-30 185-30 1 0 1 0 2 0 65 0 129 10 186 30s104 48 137 82 50 73 50 112z">
            <text:p/>
          </draw:path>
          <draw:path draw:style-name="gr20" draw:text-style-name="P2" draw:layer="layout" svg:width="0.746cm" svg:height="0.448cm" svg:x="24.353cm" svg:y="16.69cm" svg:viewBox="0 0 747 449" svg:d="M747 225v-1c0 40-17 79-50 113s-80 62-137 82-121 30-186 30c-66 0-130-10-187-30s-104-48-137-82-50-73-50-113c0-39 17-78 50-112s80-62 137-82c56-20 120-30 185-30 1 0 1 0 2 0 65 0 129 10 186 30s104 48 137 82 50 73 50 112z">
            <text:p/>
          </draw:path>
        </draw:g>
        <draw:g>
          <draw:polygon draw:style-name="gr21" draw:text-style-name="P14" draw:layer="layout" svg:width="0.256cm" svg:height="0.148cm" svg:x="24.727cm" svg:y="16.767cm" svg:viewBox="0 0 257 149" draw:points="257,105 257,0 75,0 149,43 0,130 32,149 182,62">
            <text:p/>
          </draw:polygon>
          <draw:polygon draw:style-name="gr22" draw:text-style-name="P2" draw:layer="layout" svg:width="0.256cm" svg:height="0.148cm" svg:x="24.727cm" svg:y="16.767cm" svg:viewBox="0 0 257 149" draw:points="257,105 257,0 75,0 149,43 0,130 32,149 182,62">
            <text:p/>
          </draw:polygon>
        </draw:g>
        <draw:g>
          <draw:polygon draw:style-name="gr21" draw:text-style-name="P14" draw:layer="layout" svg:width="0.272cm" svg:height="0.157cm" svg:x="24.455cm" svg:y="16.758cm" svg:viewBox="0 0 273 158" draw:points="273,53 257,149 91,158 166,114 0,18 32,0 198,96">
            <text:p/>
          </draw:polygon>
          <draw:polygon draw:style-name="gr22" draw:text-style-name="P2" draw:layer="layout" svg:width="0.272cm" svg:height="0.157cm" svg:x="24.455cm" svg:y="16.758cm" svg:viewBox="0 0 273 158" draw:points="273,53 257,149 91,158 166,114 0,18 32,0 198,96">
            <text:p/>
          </draw:polygon>
        </draw:g>
        <draw:g>
          <draw:polygon draw:style-name="gr21" draw:text-style-name="P14" draw:layer="layout" svg:width="0.272cm" svg:height="0.157cm" svg:x="24.727cm" svg:y="16.915cm" svg:viewBox="0 0 273 158" draw:points="0,105 16,9 182,0 107,43 273,140 241,158 75,62">
            <text:p/>
          </draw:polygon>
          <draw:polygon draw:style-name="gr22" draw:text-style-name="P2" draw:layer="layout" svg:width="0.272cm" svg:height="0.157cm" svg:x="24.727cm" svg:y="16.915cm" svg:viewBox="0 0 273 158" draw:points="0,105 16,9 182,0 107,43 273,140 241,158 75,62">
            <text:p/>
          </draw:polygon>
        </draw:g>
        <draw:g>
          <draw:polygon draw:style-name="gr21" draw:text-style-name="P14" draw:layer="layout" svg:width="0.256cm" svg:height="0.148cm" svg:x="24.471cm" svg:y="16.915cm" svg:viewBox="0 0 257 149" draw:points="0,43 0,149 182,149 107,105 257,18 225,0 75,86">
            <text:p/>
          </draw:polygon>
          <draw:polygon draw:style-name="gr22" draw:text-style-name="P2" draw:layer="layout" svg:width="0.256cm" svg:height="0.148cm" svg:x="24.471cm" svg:y="16.915cm" svg:viewBox="0 0 257 149" draw:points="0,43 0,149 182,149 107,105 257,18 225,0 75,86">
            <text:p/>
          </draw:polygon>
        </draw:g>
        <draw:g>
          <draw:path draw:style-name="gr23" draw:text-style-name="P15" draw:layer="layout" svg:width="0.747cm" svg:height="0.522cm" svg:x="24.353cm" svg:y="16.915cm" svg:viewBox="0 0 748 523" svg:d="M0 0v299c0 39 17 78 50 112s80 62 137 82 121 30 187 30 130-10 187-30 104-48 137-82 50-73 50-112v-299c0 39-17 78-50 112-33 35-80 63-137 83-57 19-121 30-187 30s-130-11-187-30c-57-20-104-48-137-83-33-34-50-73-50-112z">
            <text:p/>
          </draw:path>
          <draw:path draw:style-name="gr24" draw:text-style-name="P2" draw:layer="layout" svg:width="0.747cm" svg:height="0.522cm" svg:x="24.353cm" svg:y="16.915cm" svg:viewBox="0 0 748 523" svg:d="M0 0v299c0 39 17 78 50 112s80 62 137 82 121 30 187 30 130-10 187-30 104-48 137-82 50-73 50-112v-299c0 39-17 78-50 112-33 35-80 63-137 83-57 19-121 30-187 30s-130-11-187-30c-57-20-104-48-137-83-33-34-50-73-50-112z">
            <text:p/>
          </draw:path>
        </draw:g>
        <draw:path draw:style-name="gr25" draw:text-style-name="P2" draw:layer="layout" svg:width="0.747cm" svg:height="0.747cm" svg:x="24.353cm" svg:y="16.69cm" svg:viewBox="0 0 748 748" svg:d="M748 224c0-39-17-78-50-112s-80-62-137-82-121-30-187-30-130 10-187 30-104 48-137 82-50 73-50 112v300c0 39 17 78 50 112s80 62 137 82 121 30 187 30 130-10 187-30 104-48 137-82 50-73 50-112z">
          <text:p/>
        </draw:path>
        <draw:g>
          <draw:polygon draw:style-name="gr26" draw:text-style-name="P16" draw:layer="layout" svg:width="0.744cm" svg:height="0.351cm" svg:x="24.314cm" svg:y="16.145cm" svg:viewBox="0 0 745 352" draw:points="745,352 0,352 0,0 745,0">
            <text:p/>
          </draw:polygon>
          <draw:polygon draw:style-name="gr27" draw:text-style-name="P2" draw:layer="layout" svg:width="0.744cm" svg:height="0.351cm" svg:x="24.314cm" svg:y="16.145cm" svg:viewBox="0 0 745 352" draw:points="745,352 0,352 0,0 745,0">
            <text:p/>
          </draw:polygon>
        </draw:g>
        <draw:polygon draw:style-name="gr28" draw:text-style-name="P17" draw:layer="layout" svg:width="0.081cm" svg:height="0.413cm" svg:x="25.059cm" svg:y="16.083cm" svg:viewBox="0 0 82 414" draw:points="0,414 82,357 82,0 0,62">
          <text:p/>
        </draw:polygon>
        <draw:g>
          <draw:polygon draw:style-name="gr26" draw:text-style-name="P16" draw:layer="layout" svg:width="0.081cm" svg:height="0.413cm" svg:x="25.059cm" svg:y="16.083cm" svg:viewBox="0 0 82 414" draw:points="0,414 82,357 82,0 0,62">
            <text:p/>
          </draw:polygon>
          <draw:polygon draw:style-name="gr27" draw:text-style-name="P2" draw:layer="layout" svg:width="0.081cm" svg:height="0.413cm" svg:x="25.059cm" svg:y="16.083cm" svg:viewBox="0 0 82 414" draw:points="0,414 82,357 82,0 0,62">
            <text:p/>
          </draw:polygon>
        </draw:g>
        <draw:polygon draw:style-name="gr29" draw:text-style-name="P18" draw:layer="layout" svg:width="0.826cm" svg:height="0.062cm" svg:x="24.314cm" svg:y="16.083cm" svg:viewBox="0 0 827 63" draw:points="746,63 827,0 80,0 0,63">
          <text:p/>
        </draw:polygon>
        <draw:g>
          <draw:polygon draw:style-name="gr15" draw:text-style-name="P11" draw:layer="layout" svg:width="0.826cm" svg:height="0.062cm" svg:x="24.314cm" svg:y="16.083cm" svg:viewBox="0 0 827 63" draw:points="746,63 827,0 80,0 0,63">
            <text:p/>
          </draw:polygon>
          <draw:polygon draw:style-name="gr27" draw:text-style-name="P2" draw:layer="layout" svg:width="0.826cm" svg:height="0.062cm" svg:x="24.314cm" svg:y="16.083cm" svg:viewBox="0 0 827 63" draw:points="746,63 827,0 80,0 0,63">
            <text:p/>
          </draw:polygon>
        </draw:g>
        <draw:polygon draw:style-name="gr30" draw:text-style-name="P19" draw:layer="layout" svg:width="0.284cm" svg:height="0.062cm" svg:x="24.71cm" svg:y="16.292cm" svg:viewBox="0 0 285 63" draw:points="0,16 0,45 246,45 246,63 285,30 246,0 246,16">
          <text:p/>
        </draw:polygon>
        <draw:polygon draw:style-name="gr30" draw:text-style-name="P19" draw:layer="layout" svg:width="0.284cm" svg:height="0.062cm" svg:x="24.71cm" svg:y="16.292cm" svg:viewBox="0 0 285 63" draw:points="0,16 0,45 246,45 246,63 285,30 246,0 246,16">
          <text:p/>
        </draw:polygon>
        <draw:polygon draw:style-name="gr15" draw:text-style-name="P11" draw:layer="layout" svg:width="0.284cm" svg:height="0.062cm" svg:x="24.716cm" svg:y="16.295cm" svg:viewBox="0 0 285 63" draw:points="0,18 0,46 246,46 246,63 285,32 246,0 246,18">
          <text:p/>
        </draw:polygon>
        <draw:polygon draw:style-name="gr21" draw:text-style-name="P14" draw:layer="layout" svg:width="0.284cm" svg:height="0.062cm" svg:x="24.716cm" svg:y="16.295cm" svg:viewBox="0 0 285 63" draw:points="0,18 0,46 246,46 246,63 285,32 246,0 246,18">
          <text:p/>
        </draw:polygon>
        <draw:polygon draw:style-name="gr30" draw:text-style-name="P19" draw:layer="layout" svg:width="0.28cm" svg:height="0.062cm" svg:x="24.383cm" svg:y="16.292cm" svg:viewBox="0 0 281 63" draw:points="0,16 0,45 240,45 240,63 281,30 240,0 240,16">
          <text:p/>
        </draw:polygon>
        <draw:polygon draw:style-name="gr30" draw:text-style-name="P19" draw:layer="layout" svg:width="0.28cm" svg:height="0.062cm" svg:x="24.383cm" svg:y="16.292cm" svg:viewBox="0 0 281 63" draw:points="0,16 0,45 240,45 240,63 281,30 240,0 240,16">
          <text:p/>
        </draw:polygon>
        <draw:polygon draw:style-name="gr15" draw:text-style-name="P11" draw:layer="layout" svg:width="0.28cm" svg:height="0.062cm" svg:x="24.389cm" svg:y="16.295cm" svg:viewBox="0 0 281 63" draw:points="0,18 0,46 240,46 240,63 281,32 240,0 240,18">
          <text:p/>
        </draw:polygon>
        <draw:polygon draw:style-name="gr21" draw:text-style-name="P14" draw:layer="layout" svg:width="0.28cm" svg:height="0.062cm" svg:x="24.389cm" svg:y="16.295cm" svg:viewBox="0 0 281 63" draw:points="0,18 0,46 240,46 240,63 281,32 240,0 240,18">
          <text:p/>
        </draw:polygon>
        <draw:polygon draw:style-name="gr30" draw:text-style-name="P19" draw:layer="layout" svg:width="0.28cm" svg:height="0.062cm" svg:x="24.71cm" svg:y="16.198cm" svg:viewBox="0 0 281 63" draw:points="0,16 0,45 240,45 240,63 281,30 240,0 240,16">
          <text:p/>
        </draw:polygon>
        <draw:polygon draw:style-name="gr30" draw:text-style-name="P19" draw:layer="layout" svg:width="0.28cm" svg:height="0.062cm" svg:x="24.71cm" svg:y="16.198cm" svg:viewBox="0 0 281 63" draw:points="0,16 0,45 240,45 240,63 281,30 240,0 240,16">
          <text:p/>
        </draw:polygon>
        <draw:polygon draw:style-name="gr15" draw:text-style-name="P11" draw:layer="layout" svg:width="0.28cm" svg:height="0.062cm" svg:x="24.716cm" svg:y="16.201cm" svg:viewBox="0 0 281 63" draw:points="0,18 0,46 240,46 240,63 281,32 240,0 240,18">
          <text:p/>
        </draw:polygon>
        <draw:polygon draw:style-name="gr21" draw:text-style-name="P14" draw:layer="layout" svg:width="0.28cm" svg:height="0.062cm" svg:x="24.716cm" svg:y="16.201cm" svg:viewBox="0 0 281 63" draw:points="0,18 0,46 240,46 240,63 281,32 240,0 240,18">
          <text:p/>
        </draw:polygon>
        <draw:polygon draw:style-name="gr30" draw:text-style-name="P19" draw:layer="layout" svg:width="0.28cm" svg:height="0.062cm" svg:x="24.71cm" svg:y="16.385cm" svg:viewBox="0 0 281 63" draw:points="0,16 0,45 240,45 240,63 281,30 240,0 240,16">
          <text:p/>
        </draw:polygon>
        <draw:polygon draw:style-name="gr30" draw:text-style-name="P19" draw:layer="layout" svg:width="0.28cm" svg:height="0.062cm" svg:x="24.71cm" svg:y="16.385cm" svg:viewBox="0 0 281 63" draw:points="0,16 0,45 240,45 240,63 281,30 240,0 240,16">
          <text:p/>
        </draw:polygon>
        <draw:polygon draw:style-name="gr15" draw:text-style-name="P11" draw:layer="layout" svg:width="0.28cm" svg:height="0.062cm" svg:x="24.716cm" svg:y="16.389cm" svg:viewBox="0 0 281 63" draw:points="0,18 0,46 240,46 240,63 281,32 240,0 240,18">
          <text:p/>
        </draw:polygon>
        <draw:polygon draw:style-name="gr21" draw:text-style-name="P14" draw:layer="layout" svg:width="0.28cm" svg:height="0.062cm" svg:x="24.716cm" svg:y="16.389cm" svg:viewBox="0 0 281 63" draw:points="0,18 0,46 240,46 240,63 281,32 240,0 240,18">
          <text:p/>
        </draw:polygon>
        <draw:path draw:style-name="gr31" draw:text-style-name="P20" draw:layer="layout" svg:width="0.243cm" svg:height="0.196cm" svg:x="24.862cm" svg:y="15.755cm" svg:viewBox="0 0 244 197" svg:d="M0 183c17 9 37 14 56 14 14 0 28-2 41-7 23-8 45-18 67-30 22-13 43-27 63-44 5-3 9-7 12-12s5-10 5-16-2-11-5-16-7-9-12-12c-2-1-3-2-5-2l-91-58z">
          <text:p/>
        </draw:path>
        <draw:polygon draw:style-name="gr32" draw:text-style-name="P21" draw:layer="layout" svg:width="0.508cm" svg:height="0.711cm" svg:x="24.473cm" svg:y="15.227cm" svg:viewBox="0 0 509 712" draw:points="0,494 388,712 509,643 509,212 130,0 0,74">
          <text:p/>
        </draw:polygon>
        <draw:path draw:style-name="gr33" draw:text-style-name="P2" draw:layer="layout" svg:width="0.449cm" svg:height="0.59cm" svg:x="24.502cm" svg:y="15.319cm" svg:viewBox="0 0 450 591" svg:d="M0 0l359 201 91-51M359 201v390M0 63l359 201M0 130l359 202M0 198l359 201M0 266l359 202M0 333l359 202M184 442v47M53 368v45M119 339v46M184 310v46M53 236v46M119 207v46M53 103v47">
          <text:p/>
        </draw:path>
        <draw:polygon draw:style-name="gr34" draw:text-style-name="P2" draw:layer="layout" svg:width="0.508cm" svg:height="0.711cm" svg:x="24.473cm" svg:y="15.227cm" svg:viewBox="0 0 509 712" draw:points="0,494 388,712 509,643 509,212 130,0 0,74">
          <text:p/>
        </draw:polygon>
        <draw:g>
          <draw:polygon draw:style-name="gr19" draw:text-style-name="P13" draw:layer="layout" svg:width="0.889cm" svg:height="0.513cm" svg:x="24.282cm" svg:y="17.582cm" svg:viewBox="0 0 890 514" draw:points="444,514 890,256 444,0 0,256">
            <text:p/>
          </draw:polygon>
          <draw:polygon draw:style-name="gr20" draw:text-style-name="P2" draw:layer="layout" svg:width="0.889cm" svg:height="0.513cm" svg:x="24.282cm" svg:y="17.582cm" svg:viewBox="0 0 890 514" draw:points="444,514 890,256 444,0 0,256">
            <text:p/>
          </draw:polygon>
        </draw:g>
        <draw:g>
          <draw:polygon draw:style-name="gr35" draw:text-style-name="P22" draw:layer="layout" svg:width="0.445cm" svg:height="0.521cm" svg:x="24.727cm" svg:y="17.838cm" svg:viewBox="0 0 446 522" draw:points="0,522 446,265 446,0 0,256">
            <text:p/>
          </draw:polygon>
          <draw:polygon draw:style-name="gr20" draw:text-style-name="P2" draw:layer="layout" svg:width="0.445cm" svg:height="0.521cm" svg:x="24.727cm" svg:y="17.838cm" svg:viewBox="0 0 446 522" draw:points="0,522 446,265 446,0 0,256">
            <text:p/>
          </draw:polygon>
        </draw:g>
        <draw:g>
          <draw:polygon draw:style-name="gr36" draw:text-style-name="P23" draw:layer="layout" svg:width="0.445cm" svg:height="0.521cm" svg:x="24.282cm" svg:y="17.838cm" svg:viewBox="0 0 446 522" draw:points="0,265 446,522 446,256 0,0">
            <text:p/>
          </draw:polygon>
          <draw:polygon draw:style-name="gr24" draw:text-style-name="P2" draw:layer="layout" svg:width="0.445cm" svg:height="0.521cm" svg:x="24.282cm" svg:y="17.838cm" svg:viewBox="0 0 446 522" draw:points="0,265 446,522 446,256 0,0">
            <text:p/>
          </draw:polygon>
        </draw:g>
        <draw:polygon draw:style-name="gr25" draw:text-style-name="P2" draw:layer="layout" svg:width="0.889cm" svg:height="0.778cm" svg:x="24.282cm" svg:y="17.582cm" svg:viewBox="0 0 890 779" draw:points="0,257 0,522 444,779 890,522 890,257 444,0">
          <text:p/>
        </draw:polygon>
        <draw:g>
          <draw:polygon draw:style-name="gr21" draw:text-style-name="P14" draw:layer="layout" svg:width="0.216cm" svg:height="0.124cm" svg:x="24.755cm" svg:y="17.807cm" svg:viewBox="0 0 217 125" draw:points="217,41 204,118 72,125 131,91 0,14 25,0 157,76">
            <text:p/>
          </draw:polygon>
          <draw:polygon draw:style-name="gr22" draw:text-style-name="P2" draw:layer="layout" svg:width="0.216cm" svg:height="0.124cm" svg:x="24.755cm" svg:y="17.807cm" svg:viewBox="0 0 217 125" draw:points="217,41 204,118 72,125 131,91 0,14 25,0 157,76">
            <text:p/>
          </draw:polygon>
        </draw:g>
        <draw:g>
          <draw:polygon draw:style-name="gr21" draw:text-style-name="P14" draw:layer="layout" svg:width="0.216cm" svg:height="0.124cm" svg:x="24.659cm" svg:y="17.643cm" svg:viewBox="0 0 217 125" draw:points="0,83 12,7 144,0 85,34 217,110 191,125 60,48">
            <text:p/>
          </draw:polygon>
          <draw:polygon draw:style-name="gr22" draw:text-style-name="P2" draw:layer="layout" svg:width="0.216cm" svg:height="0.124cm" svg:x="24.659cm" svg:y="17.643cm" svg:viewBox="0 0 217 125" draw:points="0,83 12,7 144,0 85,34 217,110 191,125 60,48">
            <text:p/>
          </draw:polygon>
        </draw:g>
        <draw:g>
          <draw:polygon draw:style-name="gr21" draw:text-style-name="P14" draw:layer="layout" svg:width="0.216cm" svg:height="0.124cm" svg:x="24.58cm" svg:y="17.909cm" svg:viewBox="0 0 217 125" draw:points="217,41 204,118 72,125 131,91 0,14 25,0 157,76">
            <text:p/>
          </draw:polygon>
          <draw:polygon draw:style-name="gr22" draw:text-style-name="P2" draw:layer="layout" svg:width="0.216cm" svg:height="0.124cm" svg:x="24.58cm" svg:y="17.909cm" svg:viewBox="0 0 217 125" draw:points="217,41 204,118 72,125 131,91 0,14 25,0 157,76">
            <text:p/>
          </draw:polygon>
        </draw:g>
        <draw:g>
          <draw:polygon draw:style-name="gr21" draw:text-style-name="P14" draw:layer="layout" svg:width="0.216cm" svg:height="0.124cm" svg:x="24.481cm" svg:y="17.746cm" svg:viewBox="0 0 217 125" draw:points="0,83 12,7 144,0 85,34 217,110 191,125 60,48">
            <text:p/>
          </draw:polygon>
          <draw:polygon draw:style-name="gr22" draw:text-style-name="P2" draw:layer="layout" svg:width="0.216cm" svg:height="0.124cm" svg:x="24.481cm" svg:y="17.746cm" svg:viewBox="0 0 217 125" draw:points="0,83 12,7 144,0 85,34 217,110 191,125 60,48">
            <text:p/>
          </draw:polygon>
        </draw:g>
        <draw:line draw:style-name="gr37" draw:text-style-name="P2" draw:layer="layout" svg:x1="24.618cm" svg:y1="19.408cm" svg:x2="24.618cm" svg:y2="18.836cm">
          <text:p/>
        </draw:line>
        <draw:polygon draw:style-name="gr38" draw:text-style-name="P24" draw:layer="layout" svg:width="0.287cm" svg:height="0.277cm" svg:x="24.449cm" svg:y="19.243cm" svg:viewBox="0 0 288 278" draw:points="288,203 0,0 0,76 288,278">
          <text:p/>
        </draw:polygon>
        <draw:polygon draw:style-name="gr39" draw:text-style-name="P25" draw:layer="layout" svg:width="0.304cm" svg:height="0.289cm" svg:x="24.736cm" svg:y="19.231cm" svg:viewBox="0 0 305 290" draw:points="305,0 0,215 0,290 305,76">
          <text:p/>
        </draw:polygon>
        <draw:polygon draw:style-name="gr40" draw:text-style-name="P26" draw:layer="layout" svg:width="0.591cm" svg:height="0.417cm" svg:x="24.449cm" svg:y="19.029cm" svg:viewBox="0 0 592 418" draw:points="286,418 0,215 305,0 592,202">
          <text:p/>
        </draw:polygon>
        <draw:polygon draw:style-name="gr41" draw:text-style-name="P27" draw:layer="layout" svg:width="0.303cm" svg:height="0.319cm" svg:x="24.589cm" svg:y="19.023cm" svg:viewBox="0 0 304 320" draw:points="304,0 0,215 0,320 304,105">
          <text:p/>
        </draw:polygon>
        <draw:polygon draw:style-name="gr38" draw:text-style-name="P24" draw:layer="layout" svg:width="0.175cm" svg:height="0.229cm" svg:x="24.414cm" svg:y="19.113cm" svg:viewBox="0 0 176 230" draw:points="176,125 0,0 0,106 176,230">
          <text:p/>
        </draw:polygon>
        <draw:polygon draw:style-name="gr40" draw:text-style-name="P26" draw:layer="layout" svg:width="0.478cm" svg:height="0.339cm" svg:x="24.414cm" svg:y="18.898cm" svg:viewBox="0 0 479 340" draw:points="175,340 0,215 303,0 479,124">
          <text:p/>
        </draw:polygon>
        <draw:polygon draw:style-name="gr41" draw:text-style-name="P27" draw:layer="layout" svg:width="0.303cm" svg:height="0.319cm" svg:x="24.589cm" svg:y="18.891cm" svg:viewBox="0 0 304 320" draw:points="304,0 0,215 0,320 304,106">
          <text:p/>
        </draw:polygon>
        <draw:polygon draw:style-name="gr38" draw:text-style-name="P24" draw:layer="layout" svg:width="0.175cm" svg:height="0.229cm" svg:x="24.414cm" svg:y="18.981cm" svg:viewBox="0 0 176 230" draw:points="176,125 0,0 0,106 176,230">
          <text:p/>
        </draw:polygon>
        <draw:polygon draw:style-name="gr40" draw:text-style-name="P26" draw:layer="layout" svg:width="0.478cm" svg:height="0.339cm" svg:x="24.414cm" svg:y="18.766cm" svg:viewBox="0 0 479 340" draw:points="175,340 0,215 303,0 479,124">
          <text:p/>
        </draw:polygon>
        <draw:polygon draw:style-name="gr41" draw:text-style-name="P27" draw:layer="layout" svg:width="0.303cm" svg:height="0.32cm" svg:x="24.589cm" svg:y="18.759cm" svg:viewBox="0 0 304 321" draw:points="304,0 0,215 0,321 304,105">
          <text:p/>
        </draw:polygon>
        <draw:polygon draw:style-name="gr38" draw:text-style-name="P24" draw:layer="layout" svg:width="0.175cm" svg:height="0.229cm" svg:x="24.414cm" svg:y="18.85cm" svg:viewBox="0 0 176 230" draw:points="176,124 0,0 0,105 176,230">
          <text:p/>
        </draw:polygon>
        <draw:polygon draw:style-name="gr40" draw:text-style-name="P26" draw:layer="layout" svg:width="0.478cm" svg:height="0.338cm" svg:x="24.414cm" svg:y="18.636cm" svg:viewBox="0 0 479 339" draw:points="175,339 0,215 303,0 479,124">
          <text:p/>
        </draw:polygon>
        <draw:polygon draw:style-name="gr41" draw:text-style-name="P27" draw:layer="layout" svg:width="0.303cm" svg:height="0.32cm" svg:x="24.589cm" svg:y="18.627cm" svg:viewBox="0 0 304 321" draw:points="304,0 0,215 0,321 304,105">
          <text:p/>
        </draw:polygon>
        <draw:polygon draw:style-name="gr38" draw:text-style-name="P24" draw:layer="layout" svg:width="0.175cm" svg:height="0.229cm" svg:x="24.414cm" svg:y="18.719cm" svg:viewBox="0 0 176 230" draw:points="176,124 0,0 0,105 176,230">
          <text:p/>
        </draw:polygon>
        <draw:polygon draw:style-name="gr41" draw:text-style-name="P27" draw:layer="layout" svg:width="0.148cm" svg:height="0.604cm" svg:x="24.852cm" svg:y="18.656cm" svg:viewBox="0 0 149 605" draw:points="0,0 149,104 149,605 0,502">
          <text:p/>
        </draw:polygon>
        <draw:polygon draw:style-name="gr39" draw:text-style-name="P25" draw:layer="layout" svg:width="0.041cm" svg:height="0.529cm" svg:x="24.999cm" svg:y="18.731cm" svg:viewBox="0 0 42 530" draw:points="0,28 42,0 42,501 0,530">
          <text:p/>
        </draw:polygon>
        <draw:polygon draw:style-name="gr40" draw:text-style-name="P26" draw:layer="layout" svg:width="0.626cm" svg:height="0.339cm" svg:x="24.414cm" svg:y="18.504cm" svg:viewBox="0 0 627 340" draw:points="627,228 302,0 0,215 175,340 438,152 586,257">
          <text:p/>
        </draw:polygon>
        <draw:polygon draw:style-name="gr38" draw:text-style-name="P24" draw:layer="layout" svg:width="0.29cm" svg:height="0.219cm" svg:x="24.617cm" svg:y="19.156cm" svg:viewBox="0 0 291 220" draw:points="291,0 0,83 0,188 77,220 163,220 241,188 268,163 284,135 290,105 291,105">
          <text:p/>
        </draw:polygon>
        <draw:polygon draw:style-name="gr40" draw:text-style-name="P26" draw:layer="layout" svg:width="0.284cm" svg:height="0.2cm" svg:x="24.617cm" svg:y="19.069cm" svg:viewBox="0 0 285 201" draw:points="240,0 0,170 76,201 163,201 240,170 285,115 285,53">
          <text:p/>
        </draw:polygon>
        <draw:polygon draw:style-name="gr38" draw:text-style-name="P24" draw:layer="layout" svg:width="0.29cm" svg:height="0.219cm" svg:x="24.617cm" svg:y="19.024cm" svg:viewBox="0 0 291 220" draw:points="291,0 0,83 0,188 77,220 163,220 241,188 268,163 284,135 290,105 291,105">
          <text:p/>
        </draw:polygon>
        <draw:polygon draw:style-name="gr40" draw:text-style-name="P26" draw:layer="layout" svg:width="0.284cm" svg:height="0.2cm" svg:x="24.617cm" svg:y="18.937cm" svg:viewBox="0 0 285 201" draw:points="240,0 0,170 76,201 163,201 240,170 285,116 285,55">
          <text:p/>
        </draw:polygon>
        <draw:polygon draw:style-name="gr38" draw:text-style-name="P24" draw:layer="layout" svg:width="0.29cm" svg:height="0.219cm" svg:x="24.617cm" svg:y="18.892cm" svg:viewBox="0 0 291 220" draw:points="291,0 0,83 0,190 77,220 163,220 241,190 268,163 284,135 290,105 291,105">
          <text:p/>
        </draw:polygon>
        <draw:polygon draw:style-name="gr40" draw:text-style-name="P26" draw:layer="layout" svg:width="0.284cm" svg:height="0.201cm" svg:x="24.617cm" svg:y="18.805cm" svg:viewBox="0 0 285 202" draw:points="240,0 0,170 76,202 163,202 240,170 285,116 285,55">
          <text:p/>
        </draw:polygon>
        <draw:polygon draw:style-name="gr38" draw:text-style-name="P24" draw:layer="layout" svg:width="0.29cm" svg:height="0.219cm" svg:x="24.617cm" svg:y="18.76cm" svg:viewBox="0 0 291 220" draw:points="291,0 0,83 0,190 77,220 163,220 241,190 268,163 284,135 290,106 291,106">
          <text:p/>
        </draw:polygon>
        <draw:polygon draw:style-name="gr40" draw:text-style-name="P26" draw:layer="layout" svg:width="0.284cm" svg:height="0.2cm" svg:x="24.617cm" svg:y="18.675cm" svg:viewBox="0 0 285 201" draw:points="240,0 0,169 76,201 163,201 240,169 285,115 285,53">
          <text:p/>
        </draw:polygon>
        <draw:frame draw:style-name="gr42" draw:text-style-name="P2" draw:layer="layout" svg:width="1.524cm" svg:height="0.483cm" svg:x="25.298cm" svg:y="15.342cm">
          <draw:text-box>
            <text:p text:style-name="P6"><text:span text:style-name="T3">Firewall</text:span></text:p>
          </draw:text-box>
        </draw:frame>
        <draw:frame draw:style-name="gr42" draw:text-style-name="P2" draw:layer="layout" svg:width="1.524cm" svg:height="0.483cm" svg:x="25.349cm" svg:y="16.048cm">
          <draw:text-box>
            <text:p text:style-name="P6"><text:span text:style-name="T3">Load-Balancing</text:span></text:p>
          </draw:text-box>
        </draw:frame>
        <draw:frame draw:style-name="gr42" draw:text-style-name="P2" draw:layer="layout" svg:width="1.524cm" svg:height="0.483cm" svg:x="25.324cm" svg:y="16.823cm">
          <draw:text-box>
            <text:p text:style-name="P6"><text:span text:style-name="T3">Layer 3 Routing</text:span></text:p>
          </draw:text-box>
        </draw:frame>
        <draw:frame draw:style-name="gr42" draw:text-style-name="P2" draw:layer="layout" svg:width="1.524cm" svg:height="0.483cm" svg:x="25.349cm" svg:y="17.729cm">
          <draw:text-box>
            <text:p text:style-name="P6"><text:span text:style-name="T3">Layer 2 Switching</text:span></text:p>
          </draw:text-box>
        </draw:frame>
        <draw:frame draw:style-name="gr42" draw:text-style-name="P2" draw:layer="layout" svg:width="1.524cm" svg:height="0.483cm" svg:x="25.248cm" svg:y="18.771cm">
          <draw:text-box>
            <text:p text:style-name="P6"><text:span text:style-name="T3">Storage Device</text:span></text:p>
          </draw:text-box>
        </draw:frame>
        <draw:polygon draw:style-name="gr24" draw:text-style-name="P2" draw:layer="layout" svg:width="0.375cm" svg:height="0.265cm" svg:x="24.657cm" svg:y="19.989cm" svg:viewBox="0 0 376 266" draw:points="0,266 376,104 376,0">
          <text:p/>
        </draw:polygon>
        <draw:polygon draw:style-name="gr24" draw:text-style-name="P2" draw:layer="layout" svg:width="0.387cm" svg:height="0.38cm" svg:x="24.27cm" svg:y="19.978cm" svg:viewBox="0 0 388 381" draw:points="388,381 0,104 0,0 388,276">
          <text:p/>
        </draw:polygon>
        <draw:polygon draw:style-name="gr24" draw:text-style-name="P2" draw:layer="layout" svg:width="0.028cm" svg:height="0.035cm" svg:x="24.304cm" svg:y="20.042cm" svg:viewBox="0 0 29 36" draw:points="29,28 28,35 21,36 14,33 6,25 1,16 0,6 1,1 6,0 14,1 21,11 28,20">
          <text:p/>
        </draw:polygon>
        <draw:polygon draw:style-name="gr24" draw:text-style-name="P2" draw:layer="layout" svg:width="0.028cm" svg:height="0.035cm" svg:x="24.357cm" svg:y="20.079cm" svg:viewBox="0 0 29 36" draw:points="29,29 28,35 21,36 14,33 6,25 1,16 0,6 1,1 6,0 14,3 21,11 28,20">
          <text:p/>
        </draw:polygon>
        <draw:polygon draw:style-name="gr24" draw:text-style-name="P2" draw:layer="layout" svg:width="0.028cm" svg:height="0.035cm" svg:x="24.409cm" svg:y="20.116cm" svg:viewBox="0 0 29 36" draw:points="29,29 28,35 21,36 14,33 6,25 1,16 0,6 1,1 6,0 14,3 21,11 28,20">
          <text:p/>
        </draw:polygon>
        <draw:polygon draw:style-name="gr24" draw:text-style-name="P2" draw:layer="layout" svg:width="0.028cm" svg:height="0.035cm" svg:x="24.461cm" svg:y="20.152cm" svg:viewBox="0 0 29 36" draw:points="29,29 28,35 21,36 14,35 6,28 1,18 0,8 1,1 6,0 14,3 21,11 28,20">
          <text:p/>
        </draw:polygon>
        <draw:polygon draw:style-name="gr24" draw:text-style-name="P2" draw:layer="layout" svg:width="0.03cm" svg:height="0.035cm" svg:x="24.299cm" svg:y="20.048cm" svg:viewBox="0 0 31 36" draw:points="31,29 28,35 24,36 14,33 6,25 1,16 0,6 1,1 6,0 14,3 24,11 28,20">
          <text:p/>
        </draw:polygon>
        <draw:polygon draw:style-name="gr24" draw:text-style-name="P2" draw:layer="layout" svg:width="0.03cm" svg:height="0.035cm" svg:x="24.352cm" svg:y="20.084cm" svg:viewBox="0 0 31 36" draw:points="31,29 29,35 24,36 14,33 6,25 1,16 0,6 1,1 6,0 14,3 24,11 29,20">
          <text:p/>
        </draw:polygon>
        <draw:polygon draw:style-name="gr24" draw:text-style-name="P2" draw:layer="layout" svg:width="0.03cm" svg:height="0.035cm" svg:x="24.404cm" svg:y="20.121cm" svg:viewBox="0 0 31 36" draw:points="31,29 29,36 24,36 16,35 6,28 1,18 0,8 1,1 6,0 16,3 24,11 29,20">
          <text:p/>
        </draw:polygon>
        <draw:polygon draw:style-name="gr24" draw:text-style-name="P2" draw:layer="layout" svg:width="0.03cm" svg:height="0.035cm" svg:x="24.456cm" svg:y="20.159cm" svg:viewBox="0 0 31 36" draw:points="31,28 29,35 24,36 16,33 6,25 3,16 0,6 3,1 6,0 16,1 24,11 29,20">
          <text:p/>
        </draw:polygon>
        <draw:polygon draw:style-name="gr24" draw:text-style-name="P2" draw:layer="layout" svg:width="0.762cm" svg:height="0.541cm" svg:x="24.27cm" svg:y="19.713cm" svg:viewBox="0 0 763 542" draw:points="0,266 388,542 763,276 375,0">
          <text:p/>
        </draw:polygon>
        <draw:polygon draw:style-name="gr24" draw:text-style-name="P2" draw:layer="layout" svg:width="0.375cm" svg:height="0.265cm" svg:x="24.962cm" svg:y="19.981cm" svg:viewBox="0 0 376 266" draw:points="0,266 376,104 376,0">
          <text:p/>
        </draw:polygon>
        <draw:polygon draw:style-name="gr24" draw:text-style-name="P2" draw:layer="layout" svg:width="0.387cm" svg:height="0.38cm" svg:x="24.575cm" svg:y="19.97cm" svg:viewBox="0 0 388 381" draw:points="388,381 0,104 0,0 388,276">
          <text:p/>
        </draw:polygon>
        <draw:polygon draw:style-name="gr24" draw:text-style-name="P2" draw:layer="layout" svg:width="0.028cm" svg:height="0.035cm" svg:x="24.609cm" svg:y="20.035cm" svg:viewBox="0 0 29 36" draw:points="29,28 28,35 21,36 14,33 6,25 1,16 0,6 1,1 6,0 14,1 21,11 28,20">
          <text:p/>
        </draw:polygon>
        <draw:polygon draw:style-name="gr24" draw:text-style-name="P2" draw:layer="layout" svg:width="0.028cm" svg:height="0.035cm" svg:x="24.662cm" svg:y="20.072cm" svg:viewBox="0 0 29 36" draw:points="29,29 28,35 21,36 14,33 6,25 1,16 0,6 1,1 6,0 14,3 21,11 28,20">
          <text:p/>
        </draw:polygon>
        <draw:polygon draw:style-name="gr24" draw:text-style-name="P2" draw:layer="layout" svg:width="0.028cm" svg:height="0.035cm" svg:x="24.714cm" svg:y="20.108cm" svg:viewBox="0 0 29 36" draw:points="29,29 28,35 21,36 14,33 6,25 1,16 0,6 1,1 6,0 14,3 21,11 28,20">
          <text:p/>
        </draw:polygon>
        <draw:polygon draw:style-name="gr24" draw:text-style-name="P2" draw:layer="layout" svg:width="0.028cm" svg:height="0.035cm" svg:x="24.766cm" svg:y="20.145cm" svg:viewBox="0 0 29 36" draw:points="29,29 28,35 21,36 14,35 6,28 1,18 0,8 1,1 6,0 14,3 21,11 28,20">
          <text:p/>
        </draw:polygon>
        <draw:polygon draw:style-name="gr24" draw:text-style-name="P2" draw:layer="layout" svg:width="0.03cm" svg:height="0.035cm" svg:x="24.604cm" svg:y="20.04cm" svg:viewBox="0 0 31 36" draw:points="31,29 28,35 24,36 14,33 6,25 1,16 0,6 1,1 6,0 14,3 24,11 28,20">
          <text:p/>
        </draw:polygon>
        <draw:polygon draw:style-name="gr24" draw:text-style-name="P2" draw:layer="layout" svg:width="0.03cm" svg:height="0.035cm" svg:x="24.657cm" svg:y="20.077cm" svg:viewBox="0 0 31 36" draw:points="31,29 29,35 24,36 14,33 6,25 1,16 0,6 1,1 6,0 14,3 24,11 29,20">
          <text:p/>
        </draw:polygon>
        <draw:polygon draw:style-name="gr24" draw:text-style-name="P2" draw:layer="layout" svg:width="0.03cm" svg:height="0.035cm" svg:x="24.709cm" svg:y="20.113cm" svg:viewBox="0 0 31 36" draw:points="31,29 29,36 24,36 16,35 6,28 1,18 0,8 1,1 6,0 16,3 24,11 29,20">
          <text:p/>
        </draw:polygon>
        <draw:polygon draw:style-name="gr24" draw:text-style-name="P2" draw:layer="layout" svg:width="0.03cm" svg:height="0.035cm" svg:x="24.761cm" svg:y="20.152cm" svg:viewBox="0 0 31 36" draw:points="31,28 29,35 24,36 16,33 6,25 3,16 0,6 3,1 6,0 16,1 24,11 29,20">
          <text:p/>
        </draw:polygon>
        <draw:polygon draw:style-name="gr24" draw:text-style-name="P2" draw:layer="layout" svg:width="0.762cm" svg:height="0.541cm" svg:x="24.575cm" svg:y="19.705cm" svg:viewBox="0 0 763 542" draw:points="0,266 388,542 763,276 375,0">
          <text:p/>
        </draw:polygon>
        <draw:frame draw:style-name="gr42" draw:text-style-name="P2" draw:layer="layout" svg:width="1.524cm" svg:height="0.483cm" svg:x="25.502cm" svg:y="19.774cm">
          <draw:text-box>
            <text:p text:style-name="P6"><text:span text:style-name="T3">Fibre Switch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pitch="variable"/>
    <style:font-face style:name="Arial Narrow1" svg:font-family="'Arial Narrow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" svg:font-family="Segoe" style:font-pitch="variable"/>
    <style:font-face style:name="Segoe UI" svg:font-family="'Segoe UI'" style:font-family-generic="system" style:font-pitch="variable"/>
    <style:font-face style:name="Segoe1" svg:font-family="Sego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5f_0" draw:display-name="Gradient_0" draw:style="linear" draw:start-color="#dddddd" draw:end-color="#ffffff" draw:start-intensity="100%" draw:end-intensity="100%" draw:angle="0deg" draw:border="0%"/>
    <draw:gradient draw:name="Gradient_5f_1" draw:display-name="Gradient_1" draw:style="axial" draw:start-color="#ffffff" draw:end-color="#c0c0c0" draw:start-intensity="100%" draw:end-intensity="100%" draw:angle="90deg" draw:border="0%"/>
    <draw:gradient draw:name="Gradient_5f_2" draw:display-name="Gradient_2" draw:style="axial" draw:start-color="#ffffff" draw:end-color="#000000" draw:start-intensity="100%" draw:end-intensity="100%" draw:angle="90deg" draw:border="0%"/>
    <draw:gradient draw:name="Gradient_5f_3" draw:display-name="Gradient_3" draw:style="axial" draw:start-color="#e7e4cd" draw:end-color="#ff6600" draw:start-intensity="100%" draw:end-intensity="100%" draw:angle="90deg" draw:border="0%"/>
    <draw:gradient draw:name="Gradient_5f_4" draw:display-name="Gradient_4" draw:style="linear" draw:start-color="#969696" draw:end-color="#ffffff" draw:start-intensity="100%" draw:end-intensity="100%" draw:angle="225deg" draw:border="0%"/>
    <draw:gradient draw:name="Gradient_5f_5" draw:display-name="Gradient_5" draw:style="linear" draw:start-color="#c0c0c0" draw:end-color="#ffffff" draw:start-intensity="100%" draw:end-intensity="100%" draw:angle="13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19-03-22T08:57:58Z</dc:date>
    <dc:language>en-US</dc:language>
    <meta:creation-date>2003-06-09T08:24:54Z</meta:creation-date>
    <meta:initial-creator>tangarora</meta:initial-creator>
    <meta:generator>LibreOffice/7.2.0.4$Linux_X86_64 LibreOffice_project/9a9c6381e3f7a62afc1329bd359cc48accb6435b</meta:generator>
    <meta:document-statistic meta:object-count="165"/>
    <meta:template xlink:type="simple" xlink:actuate="onRequest" xlink:title="DTLNET_U.VST" xlink:href=""/>
  </office:meta>
</office:document-meta>
</file>